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B</text:p>
          </table:table-cell>
          <table:covered-table-cell table:number-columns-repeated="2" table:style-name="Default"/>
        </table:table-row>
        <table:table-row table:style-name="ro2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ce4" office:value-type="string" calcext:value-type="string">
            <text:p>A != B?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formula="of:=[.A2]+[.B3]+[.C4]" office:value-type="float" office:value="1" calcext:value-type="float">
            <text:p>1</text:p>
          </table:table-cell>
          <table:table-cell table:number-columns-repeated="3"/>
          <table:table-cell table:formula="of:=[.E2]+[.F3]+[.G4]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AUTOVALOR</text:p>
          </table:table-cell>
          <table:covered-table-cell table:number-columns-repeated="2"/>
          <table:table-cell office:value-type="string" calcext:value-type="string">
            <text:p>'=='</text:p>
          </table:table-cell>
          <table:table-cell table:style-name="ce3" office:value-type="string" calcext:value-type="string" table:number-columns-spanned="3" table:number-rows-spanned="1">
            <text:p>AUTOVALOR</text:p>
          </table:table-cell>
          <table:covered-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AUTOVALO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AUTOVALOR</text:p>
          </table:table-cell>
          <table:covered-table-cell table:number-columns-repeated="2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53:27.771510585</meta:creation-date>
    <dc:date>2018-03-26T14:59:17.029586286</dc:date>
    <meta:editing-duration>PT50M6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